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8.8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1018" table:default-cell-style-name="Default"/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Ascomycota">Ascomycota</text:a></text:p>
          </table:table-cell>
          <table:table-cell office:value-type="string">
            <text:p>, 6}</text:p>
          </table:table-cell>
          <table:table-cell table:formula="of:=[.A1]&amp;[.B1]&amp;[.C1]" office:value-type="string" office:string-value="{ Ascomycota, 6}">
            <text:p>{ Ascomycota, 6}</text:p>
          </table:table-cell>
          <table:table-cell office:value-type="string">
            <text:p>Tend to have fruiting bodies (ascocarp).<text:a xlink:href="https://en.wikipedia.org/wiki/Phylum#cite_note-32">[32]</text:a> Filamentous, producing hyphae separated by septa. Can reproduce asexually.<text:a xlink:href="https://en.wikipedia.org/wiki/Phylum#cite_note-33">[33]</text:a>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 office:value-type="string">
            <text:p>{ </text:p>
          </table:table-cell>
          <table:table-cell office:value-type="string">
            <text:p><text:a xlink:href="https://en.wikipedia.org/wiki/Basidiomycota">Basidiomycota</text:a></text:p>
          </table:table-cell>
          <table:table-cell office:value-type="string">
            <text:p>, 6}</text:p>
          </table:table-cell>
          <table:table-cell table:formula="of:=[.A2]&amp;[.B2]&amp;[.C2]" office:value-type="string" office:string-value="{ Basidiomycota, 6}">
            <text:p>{ Basidiomycota, 6}</text:p>
          </table:table-cell>
          <table:table-cell office:value-type="string">
            <text:p>Bracket fungi, toadstools, smuts and rust. Sexual reproduction.<text:a xlink:href="https://en.wikipedia.org/wiki/Phylum#cite_note-courses.lumenlearning.com-34">[34]</text:a></text:p>
          </table:table-cell>
          <table:table-cell office:value-type="float" office:value="31.515">
            <text:p>31,515</text:p>
          </table:table-cell>
          <table:table-cell table:number-columns-repeated="1018"/>
        </table:table-row>
        <table:table-row table:style-name="ro3">
          <table:table-cell office:value-type="string">
            <text:p>{ </text:p>
          </table:table-cell>
          <table:table-cell office:value-type="string">
            <text:p><text:a xlink:href="https://en.wikipedia.org/wiki/Blastocladiomycota">Blastocladiomycota</text:a></text:p>
          </table:table-cell>
          <table:table-cell office:value-type="string">
            <text:p>, 6}</text:p>
          </table:table-cell>
          <table:table-cell table:formula="of:=[.A3]&amp;[.B3]&amp;[.C3]" office:value-type="string" office:string-value="{ Blastocladiomycota, 6}">
            <text:p>{ Blastocladiomycota, 6}</text:p>
          </table:table-cell>
          <table:table-cell table:style-name="ce2"/>
          <table:table-cell office:value-type="string">
            <text:p>Less than 200</text:p>
          </table:table-cell>
          <table:table-cell table:number-columns-repeated="1018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hytridiomycota">Chytridiomycota</text:a></text:p>
          </table:table-cell>
          <table:table-cell office:value-type="string">
            <text:p>, 6}</text:p>
          </table:table-cell>
          <table:table-cell table:formula="of:=[.A4]&amp;[.B4]&amp;[.C4]" office:value-type="string" office:string-value="{ Chytridiomycota, 6}">
            <text:p>{ Chytridiomycota, 6}</text:p>
          </table:table-cell>
          <table:table-cell office:value-type="string">
            <text:p>Predominantly Aquatic <text:a xlink:href="https://en.wikipedia.org/wiki/Saprotrophic_nutrition">saprotrophic</text:a> or parasitic. Have a posterior <text:a xlink:href="https://en.wikipedia.org/wiki/Flagellum">flagellum</text:a>. Tend to be single celled but can also be multicellular.<text:a xlink:href="https://en.wikipedia.org/wiki/Phylum#cite_note-37">[37]</text:a><text:a xlink:href="https://en.wikipedia.org/wiki/Phylum#cite_note-38">[38]</text:a><text:a xlink:href="https://en.wikipedia.org/wiki/Phylum#cite_note-39">[39]</text:a></text:p>
          </table:table-cell>
          <table:table-cell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Glomeromycota">Glomeromycota</text:a></text:p>
          </table:table-cell>
          <table:table-cell office:value-type="string">
            <text:p>, 6}</text:p>
          </table:table-cell>
          <table:table-cell table:formula="of:=[.A5]&amp;[.B5]&amp;[.C5]" office:value-type="string" office:string-value="{ Glomeromycota, 6}">
            <text:p>{ Glomeromycota, 6}</text:p>
          </table:table-cell>
          <table:table-cell office:value-type="string">
            <text:p>Mainly arbuscular mycorrhizae present, terrestrial with a small presence on wetlands. Reproduction is asexual but requires plant roots.<text:a xlink:href="https://en.wikipedia.org/wiki/Phylum#cite_note-courses.lumenlearning.com-34">[34]</text:a></text:p>
          </table:table-cell>
          <table:table-cell office:value-type="float" office:value="284">
            <text:p>284</text:p>
          </table:table-cell>
          <table:table-cell table:number-columns-repeated="1018"/>
        </table:table-row>
        <table:table-row table:style-name="ro3">
          <table:table-cell office:value-type="string">
            <text:p>{ </text:p>
          </table:table-cell>
          <table:table-cell office:value-type="string">
            <text:p><text:a xlink:href="https://en.wikipedia.org/wiki/Microsporidia">Microsporidia</text:a></text:p>
          </table:table-cell>
          <table:table-cell office:value-type="string">
            <text:p>, 6}</text:p>
          </table:table-cell>
          <table:table-cell table:formula="of:=[.A6]&amp;[.B6]&amp;[.C6]" office:value-type="string" office:string-value="{ Microsporidia, 6}">
            <text:p>{ Microsporidia, 6}</text:p>
          </table:table-cell>
          <table:table-cell table:style-name="ce2"/>
          <table:table-cell office:value-type="float" office:value="1400">
            <text:p>1400</text:p>
          </table:table-cell>
          <table:table-cell table:number-columns-repeated="1018"/>
        </table:table-row>
        <table:table-row table:style-name="ro2">
          <table:table-cell office:value-type="string">
            <text:p>{ </text:p>
          </table:table-cell>
          <table:table-cell office:value-type="string">
            <text:p><text:a xlink:href="https://en.wikipedia.org/wiki/Neocallimastigomycota">Neocallimastigomycota</text:a></text:p>
          </table:table-cell>
          <table:table-cell office:value-type="string">
            <text:p>, 6}</text:p>
          </table:table-cell>
          <table:table-cell table:formula="of:=[.A7]&amp;[.B7]&amp;[.C7]" office:value-type="string" office:string-value="{ Neocallimastigomycota, 6}">
            <text:p>{ Neocallimastigomycota, 6}</text:p>
          </table:table-cell>
          <table:table-cell office:value-type="string">
            <text:p>Predominantly located in digestive tract of herbivorous animals. Anaerobic, terrestrial and aquatic.<text:a xlink:href="https://en.wikipedia.org/wiki/Phylum#cite_note-Types_of_Fungi-42">[42]</text:a></text:p>
          </table:table-cell>
          <table:table-cell office:value-type="string">
            <text:p>approx. 20 <text:a xlink:href="https://en.wikipedia.org/wiki/Phylum#cite_note-Phylogeny_of_anaerobic_fungi_(phylum_Neocallimastigomycota),_with_contributions_from_yak_in_China-43">[43]</text:a></text:p>
          </table:table-cell>
          <table:table-cell table:number-columns-repeated="1018"/>
        </table:table-row>
        <table:table-row table:style-name="ro3">
          <table:table-cell office:value-type="string">
            <text:p>{ </text:p>
          </table:table-cell>
          <table:table-cell office:value-type="string">
            <text:p><text:a xlink:href="https://en.wikipedia.org/wiki/Zygomycota">Zygomycota</text:a></text:p>
          </table:table-cell>
          <table:table-cell office:value-type="string">
            <text:p>, 6}</text:p>
          </table:table-cell>
          <table:table-cell table:formula="of:=[.A8]&amp;[.B8]&amp;[.C8]" office:value-type="string" office:string-value="{ Zygomycota, 6}">
            <text:p>{ Zygomycota, 6}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-11-2022</text:date>, <text:time>02:2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vosselmans</meta:initial-creator>
    <meta:creation-date>2022-11-30T02:20:15.36</meta:creation-date>
    <dc:date>2022-11-30T02:27:07.53</dc:date>
    <dc:creator>eric vosselmans</dc:creator>
    <meta:editing-duration>PT6M52S</meta:editing-duration>
    <meta:editing-cycles>2</meta:editing-cycles>
    <meta:generator>OpenOffice/4.1.3$Win32 OpenOffice.org_project/413m1$Build-9783</meta:generator>
    <meta:document-statistic meta:table-count="3" meta:cell-count="44" meta:object-count="0"/>
  </office:meta>
</office:document-meta>
</file>